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0fc82c" officeooo:paragraph-rsid="000fc82c"/>
    </style:style>
    <style:style style:name="P3" style:family="paragraph" style:parent-style-name="Standard">
      <style:text-properties style:font-name="Courier New" fo:font-weight="bold" officeooo:rsid="000fc82c" officeooo:paragraph-rsid="000fc82c" style:font-weight-asian="bold" style:font-weight-complex="bold"/>
    </style:style>
    <style:style style:name="T1" style:family="text">
      <style:text-properties officeooo:rsid="000fc82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enti: Masato, Pavanati, Pistorello.</text:p>
      <text:p text:style-name="P3"/>
      <text:p text:style-name="P3">Che cos’è la <text:span text:style-name="T2">cookie injection</text:span> e in quali condizioni può avvenire? Come posso proteggermi da questo attacco?</text:p>
      <text:p text:style-name="P2"/>
      <text:p text:style-name="P1">La cookie injection è un processo che interessa in prima persona l'utente.</text:p>
      <text:p text:style-name="P1">La cookie injection può venire effettuata dall'utente di un server o da un hacker che è entrato in possesso dei cookie<text:span text:style-name="T1">s</text:span> appartenenti ad un altro utente relativi a quel determinato server.</text:p>
      <text:p text:style-name="P1"/>
      <text:p text:style-name="P1">Cos'è? È essenzialmente la modifica dei bit che corrispondono ai cookie. I bit possono essere trasformati in azioni da far compiere al server diverse da quelle che ci sono in una normale post request.</text:p>
      <text:p text:style-name="P1">Per evitare questo tipo di attacco il modo migliore è aggiornare continuamente i cookies in modo da evitare che qualcuno possa avere il tempo di modificarli e usare i tuoi cookies per accedere al serv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8:14:46.271000000</meta:creation-date>
    <dc:date>2017-11-11T08:18:21.913000000</dc:date>
    <meta:editing-duration>PT3M36S</meta:editing-duration>
    <meta:editing-cycles>1</meta:editing-cycles>
    <meta:document-statistic meta:table-count="0" meta:image-count="0" meta:object-count="0" meta:page-count="1" meta:paragraph-count="6" meta:word-count="133" meta:character-count="810" meta:non-whitespace-character-count="683"/>
    <meta:generator>LibreOffice/5.2.2.2$Windows_x86 LibreOffice_project/8f96e87c890bf8fa77463cd4b640a2312823f3ad</meta:generator>
  </office:meta>
</office:document-meta>
</file>